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34696" officeooo:paragraph-rsid="0003469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trom_berech_data.py</text:p>
      <text:p text:style-name="P1">strom_berechnung.py</text:p>
      <text:p text:style-name="P1">strom_einzahlungen.py</text:p>
      <text:p text:style-name="P1">strom_zaehlerstand.py</text:p>
      <text:p text:style-name="P1">strom_db.py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8T13:56:58.674125705</meta:creation-date>
    <dc:date>2025-03-28T21:42:58.973646713</dc:date>
    <meta:editing-duration>PT1H13M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1" meta:paragraph-count="5" meta:word-count="5" meta:character-count="92" meta:non-whitespace-character-count="92"/>
  </office:meta>
</office:document-meta>
</file>